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Preformatted_20_Text">
      <style:text-properties fo:color="#000000" style:font-name="Consolas" fo:font-size="9.5pt" fo:language="en" fo:country="none" style:font-size-asian="9.5pt"/>
    </style:style>
    <style:style style:name="P4" style:family="paragraph" style:parent-style-name="Text_20_body">
      <style:text-properties officeooo:rsid="024dca3c" officeooo:paragraph-rsid="024dca3c"/>
    </style:style>
    <style:style style:name="P5" style:family="paragraph" style:parent-style-name="Text_20_body">
      <style:text-properties officeooo:rsid="025212f4" officeooo:paragraph-rsid="025212f4"/>
    </style:style>
    <style:style style:name="P6" style:family="paragraph" style:parent-style-name="Text_20_body">
      <style:text-properties officeooo:rsid="0254e614" officeooo:paragraph-rsid="0254e614"/>
    </style:style>
    <style:style style:name="P7" style:family="paragraph" style:parent-style-name="Standard" style:master-page-name="Standard">
      <style:paragraph-properties style:page-number="auto"/>
    </style:style>
    <style:style style:name="P8" style:family="paragraph" style:parent-style-name="Heading_20_1">
      <style:text-properties officeooo:rsid="003028a1" officeooo:paragraph-rsid="003028a1"/>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Preformatted_20_Text">
      <style:text-properties officeooo:paragraph-rsid="026a5873"/>
    </style:style>
    <style:style style:name="P12" style:family="paragraph" style:parent-style-name="Preformatted_20_Text">
      <style:text-properties officeooo:paragraph-rsid="026af9bc"/>
    </style:style>
    <style:style style:name="P13" style:family="paragraph" style:parent-style-name="Preformatted_20_Text">
      <style:text-properties officeooo:paragraph-rsid="026cd5f0"/>
    </style:style>
    <style:style style:name="P14" style:family="paragraph" style:parent-style-name="Preformatted_20_Text">
      <style:text-properties officeooo:paragraph-rsid="026ebdaf"/>
    </style:style>
    <style:style style:name="P15" style:family="paragraph" style:parent-style-name="Preformatted_20_Text">
      <style:text-properties officeooo:paragraph-rsid="026f558f"/>
    </style:style>
    <style:style style:name="P16" style:family="paragraph" style:parent-style-name="Preformatted_20_Text">
      <style:text-properties officeooo:rsid="027123aa" officeooo:paragraph-rsid="027123aa"/>
    </style:style>
    <style:style style:name="P17" style:family="paragraph" style:parent-style-name="Preformatted_20_Text">
      <style:text-properties fo:font-size="10pt" officeooo:paragraph-rsid="027c6889" style:font-size-asian="10pt" style:font-size-complex="10pt"/>
    </style:style>
    <style:style style:name="P18" style:family="paragraph" style:parent-style-name="Preformatted_20_Text">
      <style:text-properties fo:font-size="10pt" officeooo:paragraph-rsid="0287ec05" style:font-size-asian="10pt" style:font-size-complex="10pt"/>
    </style:style>
    <style:style style:name="P19" style:family="paragraph" style:parent-style-name="Preformatted_20_Text">
      <style:text-properties officeooo:rsid="0276165c" officeooo:paragraph-rsid="0276165c"/>
    </style:style>
    <style:style style:name="P20" style:family="paragraph" style:parent-style-name="Preformatted_20_Text">
      <style:text-properties officeooo:rsid="0278c5eb" officeooo:paragraph-rsid="0278c5eb"/>
    </style:style>
    <style:style style:name="P21" style:family="paragraph" style:parent-style-name="Preformatted_20_Text">
      <style:text-properties officeooo:rsid="0278c5eb" officeooo:paragraph-rsid="027b35de"/>
    </style:style>
    <style:style style:name="P22" style:family="paragraph" style:parent-style-name="Preformatted_20_Text">
      <style:text-properties officeooo:paragraph-rsid="027c6889"/>
    </style:style>
    <style:style style:name="P23" style:family="paragraph" style:parent-style-name="Preformatted_20_Text">
      <style:text-properties officeooo:paragraph-rsid="027e6ea3"/>
    </style:style>
    <style:style style:name="P24" style:family="paragraph" style:parent-style-name="Preformatted_20_Text">
      <style:text-properties officeooo:paragraph-rsid="027fd842"/>
    </style:style>
    <style:style style:name="P25" style:family="paragraph" style:parent-style-name="Preformatted_20_Text">
      <style:text-properties officeooo:rsid="028abc2a" officeooo:paragraph-rsid="028abc2a"/>
    </style:style>
    <style:style style:name="P26" style:family="paragraph" style:parent-style-name="Preformatted_20_Text">
      <style:text-properties officeooo:rsid="028abc2a" officeooo:paragraph-rsid="028e4944"/>
    </style:style>
    <style:style style:name="P27" style:family="paragraph" style:parent-style-name="Preformatted_20_Text">
      <style:text-properties officeooo:rsid="028abc2a" officeooo:paragraph-rsid="0291f435"/>
    </style:style>
    <style:style style:name="P28" style:family="paragraph" style:parent-style-name="Preformatted_20_Text">
      <style:text-properties officeooo:rsid="028abc2a" officeooo:paragraph-rsid="02941662"/>
    </style:style>
    <style:style style:name="P29" style:family="paragraph" style:parent-style-name="Preformatted_20_Text">
      <style:text-properties officeooo:rsid="028abc2a" officeooo:paragraph-rsid="029497e3"/>
    </style:style>
    <style:style style:name="P30" style:family="paragraph" style:parent-style-name="Preformatted_20_Text">
      <style:text-properties officeooo:paragraph-rsid="0298696c"/>
    </style:style>
    <style:style style:name="P31" style:family="paragraph" style:parent-style-name="Preformatted_20_Text">
      <style:paragraph-properties fo:break-before="page"/>
      <style:text-properties officeooo:paragraph-rsid="027e6ea3"/>
    </style:style>
    <style:style style:name="P32" style:family="paragraph" style:parent-style-name="Text_20_body">
      <style:text-properties officeooo:rsid="02553af0" officeooo:paragraph-rsid="0295ab3a"/>
    </style:style>
    <style:style style:name="T1" style:family="text">
      <style:text-properties style:text-position="0% 100%"/>
    </style:style>
    <style:style style:name="T2" style:family="text">
      <style:text-properties style:text-position="0% 100%" officeooo:rsid="0244b5fc"/>
    </style:style>
    <style:style style:name="T3" style:family="text">
      <style:text-properties fo:color="#006699" style:font-name="Consolas"/>
    </style:style>
    <style:style style:name="T4" style:family="text">
      <style:text-properties fo:color="#006699" style:font-name="Consolas" fo:font-size="9.5pt" fo:language="en" fo:country="none" style:font-size-asian="9.5pt"/>
    </style:style>
    <style:style style:name="T5" style:family="text">
      <style:text-properties fo:color="#444444" style:font-name="Consolas"/>
    </style:style>
    <style:style style:name="T6" style:family="text">
      <style:text-properties fo:color="#444444" style:font-name="Consolas" fo:font-size="9.5pt" fo:language="en" fo:country="none" style:font-size-asian="9.5pt"/>
    </style:style>
    <style:style style:name="T7" style:family="text">
      <style:text-properties fo:color="#2b91af" style:font-name="Consolas" fo:font-size="9.5pt" fo:language="en" fo:country="none" style:font-size-asian="9.5pt"/>
    </style:style>
    <style:style style:name="T8" style:family="text">
      <style:text-properties fo:color="#2b91af" style:font-name="Consolas" fo:font-size="9.5pt" fo:language="en" fo:country="none" style:font-size-asian="9.5pt"/>
    </style:style>
    <style:style style:name="T9" style:family="text">
      <style:text-properties fo:color="#ee0000" style:font-name="Consolas" fo:font-size="9.5pt" fo:language="en" fo:country="none" style:font-size-asian="9.5pt"/>
    </style:style>
    <style:style style:name="T10" style:family="text">
      <style:text-properties fo:color="#000000" style:font-name="Consolas"/>
    </style:style>
    <style:style style:name="T11" style:family="text">
      <style:text-properties fo:color="#000000" style:font-name="Consolas" fo:font-size="9.5pt" fo:language="en" fo:country="none" style:font-size-asian="9.5pt"/>
    </style:style>
    <style:style style:name="T12" style:family="text">
      <style:text-properties fo:color="#000000" style:font-name="Consolas" fo:font-size="9.5pt" fo:language="en" fo:country="none" style:font-size-asian="9.5pt"/>
    </style:style>
    <style:style style:name="T13" style:family="text">
      <style:text-properties officeooo:rsid="022b478e"/>
    </style:style>
    <style:style style:name="T14" style:family="text">
      <style:text-properties fo:font-size="10pt" style:font-size-asian="10pt" style:font-size-complex="10pt"/>
    </style:style>
    <style:style style:name="T15" style:family="text">
      <style:text-properties fo:font-size="10pt" officeooo:rsid="027240db" style:font-size-asian="10pt" style:font-size-complex="10pt"/>
    </style:style>
    <style:style style:name="T16" style:family="text">
      <style:text-properties fo:font-size="10pt" officeooo:rsid="02741915" style:font-size-asian="10pt" style:font-size-complex="10pt"/>
    </style:style>
    <style:style style:name="T17" style:family="text">
      <style:text-properties fo:font-size="10pt" officeooo:rsid="027a73c2" style:font-size-asian="10pt" style:font-size-complex="10pt"/>
    </style:style>
    <style:style style:name="T18" style:family="text">
      <style:text-properties fo:font-size="10pt" officeooo:rsid="027a984d" style:font-size-asian="10pt" style:font-size-complex="10pt"/>
    </style:style>
    <style:style style:name="T19" style:family="text">
      <style:text-properties fo:font-size="10pt" officeooo:rsid="027b35de" style:font-size-asian="10pt" style:font-size-complex="10pt"/>
    </style:style>
    <style:style style:name="T20" style:family="text">
      <style:text-properties fo:font-size="10pt" officeooo:rsid="0283ed2f" style:font-size-asian="10pt" style:font-size-complex="10pt"/>
    </style:style>
    <style:style style:name="T21" style:family="text">
      <style:text-properties officeooo:rsid="024bd2aa"/>
    </style:style>
    <style:style style:name="T22" style:family="text">
      <style:text-properties style:text-position="super 58%"/>
    </style:style>
    <style:style style:name="T23" style:family="text">
      <style:text-properties officeooo:rsid="0253f8cd"/>
    </style:style>
    <style:style style:name="T24" style:family="text">
      <style:text-properties officeooo:rsid="02553af0"/>
    </style:style>
    <style:style style:name="T25" style:family="text">
      <style:text-properties officeooo:rsid="0255de98"/>
    </style:style>
    <style:style style:name="T26" style:family="text">
      <style:text-properties officeooo:rsid="0259e89d"/>
    </style:style>
    <style:style style:name="T27" style:family="text">
      <style:text-properties officeooo:rsid="027240db"/>
    </style:style>
    <style:style style:name="T28" style:family="text">
      <style:text-properties officeooo:rsid="0276165c"/>
    </style:style>
    <style:style style:name="T29" style:family="text">
      <style:text-properties officeooo:rsid="02769579"/>
    </style:style>
    <style:style style:name="T30" style:family="text">
      <style:text-properties officeooo:rsid="027fd842"/>
    </style:style>
    <style:style style:name="T31" style:family="text">
      <style:text-properties officeooo:rsid="028d72aa"/>
    </style:style>
    <style:style style:name="T32" style:family="text">
      <style:text-properties officeooo:rsid="02941662"/>
    </style:style>
    <style:style style:name="T33" style:family="text">
      <style:text-properties officeooo:rsid="029497e3"/>
    </style:style>
    <style:style style:name="T34" style:family="text">
      <style:text-properties officeooo:rsid="003dea7a"/>
    </style:style>
    <style:style style:name="T35" style:family="text">
      <style:text-properties fo:color="#0000ff" style:font-name="Consolas"/>
    </style:style>
    <style:style style:name="T36" style:family="text">
      <style:text-properties fo:color="#0000ff" style:font-name="Consolas" fo:font-size="9.5pt" fo:language="en" fo:country="none" style:font-size-asian="9.5pt"/>
    </style:style>
    <style:style style:name="T37" style:family="text">
      <style:text-properties fo:language="en" fo:country="none"/>
    </style:style>
    <style:style style:name="T38" style:family="text">
      <style:text-properties fo:color="#a31515" style:font-name="Consolas" fo:font-size="9.5pt" fo:language="en" fo:country="none" style:font-size-asian="9.5pt"/>
    </style:style>
    <style:style style:name="T39" style:family="text">
      <style:text-properties style:font-name="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mica grafelor laboratorul <text:span text:style-name="T21">6</text:span></text:p>
      <text:p text:style-name="Text_20_body">Tema: <text:span text:style-name="T21">taietura de capacitate minima.</text:span></text:p>
      <text:h text:style-name="Heading_20_1" text:outline-level="1">Enunt</text:h>
      <text:p text:style-name="P4">Sa se conceapa un algoritm care primeste ca parametru de intrare un graf reprezetat prin lista succesorilor, o lista care contine liste formate din perechi (NxR<text:span text:style-name="T22">+</text:span>) unde partea naturala reprezinta varful succesor iar partea real pozitiva capacitatea (valoarea) arcului. Algoritmul va returna un numar real egal cu taietura de capacitate minima in cazul in care graful dat este retea de transport, altfel minus infinit.</text:p>
      <text:h text:style-name="Heading_20_1" text:outline-level="1">Dezvoltarea algoritmului</text:h>
      <text:p text:style-name="P5">Pentru rezolvare se foloseste algoritmul lui Ford-Fulkerson (graful ecarturilor). Pentru aceasta trebuie determinat daca graful primit ca parametru este flux de transport. Folosind o functie pentru determinarea multimii varfurilor fara predecesor si o functie care determina multimea varfurilor fara succesor se poate determina varful sursa (varful fara predecesori) si varful destinatie (varful fara succesori) ai retelei de transport daca aceasta exista.</text:p>
      <text:p text:style-name="P5">Pentru a determina daca un graf este conext sau nu se defineste o functie care verifica daca un graf dat si reprezentat prin lista succesorilor este conex. Functia intoarce o valoare booleana corespunzatoare (adevarat daca graful e conex, fals altfel).</text:p>
      <text:p text:style-name="P5">Pentru determinarea fluxului maxim este nevoie de determinarea unui drum (oarecare). <text:span text:style-name="T23">P</text:span>entru aceasta se va defini o functie care intoarce un drum, <text:span text:style-name="T23">reprezentat printr-o secventa de varfuri,</text:span> <text:span text:style-name="T23">avand varful sursa, varful destinatie si graful reprezentat prin lista succesorilor</text:span>. In cazul in care nu exista un drum intre cele doua varfuri se returneaza secventa vida.</text:p>
      <text:p text:style-name="P6">Algoritmul principal foloseste toate functiile definite pentru a determina fluxul maxim care este egal cu taietura de capacitate minima (Teorema 4.4.1 <text:span text:style-name="T24">pag. </text:span>159 din carte<text:span text:style-name="T25">a atasata cursului</text:span>).</text:p>
      <text:h text:style-name="Heading_20_1" text:outline-level="1">Descrierea algoritmului</text:h>
      <text:p text:style-name="P20"><text:span text:style-name="T16">f</text:span><text:span text:style-name="T14">unctie DeterminaVarfuriFaraPredecesori(graf)</text:span></text:p>
      <text:p text:style-name="P20"><text:span text:style-name="T14"><text:s text:c="4"/>multime ← CreazaMultime()</text:span></text:p>
      <text:p text:style-name="P20"><text:span text:style-name="T14"><text:s text:c="4"/></text:span><text:span text:style-name="T17">pentru i ← 0, graf.Length executa</text:span></text:p>
      <text:p text:style-name="P20"><text:span text:style-name="T17"><text:s text:c="8"/>multime.Adauga(i)</text:span></text:p>
      <text:p text:style-name="P20"><text:span text:style-name="T17"><text:s text:c="4"/>sfarsit pentru</text:span></text:p>
      <text:p text:style-name="P20"><text:span text:style-name="T17"><text:s text:c="4"/></text:span><text:span text:style-name="T18">pentru i ← 0, graf.Length executa</text:span></text:p>
      <text:p text:style-name="P20"><text:span text:style-name="T18"><text:s text:c="8"/>multime ← multime \ graf[i].</text:span><text:span text:style-name="T20">Varfuri</text:span></text:p>
      <text:p text:style-name="P20"><text:span text:style-name="T18"><text:s text:c="4"/>executa</text:span></text:p>
      <text:p text:style-name="P21"><text:span text:style-name="T18"><text:s text:c="4"/></text:span><text:span text:style-name="T14">DeterminaVarfuriFaraPredecesori </text:span><text:span text:style-name="T19">← multime</text:span></text:p>
      <text:p text:style-name="P22"><text:span text:style-name="T19">sfarsit functie</text:span></text:p>
      <text:p text:style-name="P22"><text:span text:style-name="T19"/></text:p>
      <text:p text:style-name="P22"><text:span text:style-name="T29">functie DeterminaVarfuriFaraSuccesori(graf)</text:span></text:p>
      <text:p text:style-name="P19"><text:s text:c="4"/>multime ← CreazaMultime()</text:p>
      <text:p text:style-name="P19"><text:s text:c="4"/>pentru <text:span text:style-name="T30">i</text:span> ← 0, graf.Length executa</text:p>
      <text:p text:style-name="P19"><text:s text:c="8"/>daca graf[i].Length = 0 atunci</text:p>
      <text:p text:style-name="P19"><text:s text:c="12"/>multime.Adauga(i)</text:p>
      <text:p text:style-name="P19"><text:s text:c="8"/>sfarsit daca</text:p>
      <text:p text:style-name="P19"><text:s text:c="4"/>sfarsit pentru</text:p>
      <text:p text:style-name="P19"><text:s text:c="4"/>DeterminaVarfuriFaraSuccesori ← multime</text:p>
      <text:p text:style-name="P23"><text:span text:style-name="T28">sfarsit functie</text:span></text:p>
      <text:p text:style-name="P31"><text:span text:style-name="T15">functie EConex(graf)</text:span></text:p>
      <text:p text:style-name="P17"><text:s text:c="4"/><text:span text:style-name="T27">daca graf.Length = 0 atunci</text:span></text:p>
      <text:p text:style-name="P17"><text:span text:style-name="T27"><text:s text:c="8"/>EConex ← adevarat</text:span></text:p>
      <text:p text:style-name="P17"><text:span text:style-name="T27"><text:s text:c="4"/>altfel</text:span></text:p>
      <text:p text:style-name="P17"><text:span text:style-name="T27"><text:s text:c="8"/>multime ← graf[0].Varfuri</text:span></text:p>
      <text:p text:style-name="P17"><text:span text:style-name="T27"><text:s text:c="8"/>pentru i ← 1, graf.Length executa</text:span></text:p>
      <text:p text:style-name="P18"><text:span text:style-name="T27"><text:s text:c="12"/>multime ← multime ∪ graf[i].Varfuri</text:span></text:p>
      <text:p text:style-name="P17"><text:span text:style-name="T27"><text:s text:c="8"/>sfarsit pentru</text:span></text:p>
      <text:p text:style-name="P17"><text:span text:style-name="T27"><text:s text:c="8"/>daca exista j ∈ multime astfel incat j &gt;= graf.Length atunci</text:span></text:p>
      <text:p text:style-name="P17"><text:span text:style-name="T27"><text:s text:c="12"/>EConex ← fals</text:span></text:p>
      <text:p text:style-name="P17"><text:span text:style-name="T27"><text:s text:c="8"/>altfel</text:span></text:p>
      <text:p text:style-name="P17"><text:span text:style-name="T27"><text:s text:c="12"/>EConex ← adevarat</text:span></text:p>
      <text:p text:style-name="P17"><text:span text:style-name="T27"><text:s text:c="8"/>sfarsit daca</text:span></text:p>
      <text:p text:style-name="P17"><text:span text:style-name="T27"><text:s text:c="4"/>sfarsit daca</text:span></text:p>
      <text:p text:style-name="P22"><text:span text:style-name="T15">s</text:span><text:span text:style-name="T16">farsit functie</text:span></text:p>
      <text:p text:style-name="P22"><text:span text:style-name="T16"/></text:p>
      <text:p text:style-name="P22"><text:span text:style-name="T27">f</text:span>unctie DeterminaTaieturaDeCapacitateMinima(graf)</text:p>
      <text:p text:style-name="Preformatted_20_Text"><text:s text:c="4"/>varfuriFaraSuccesori ← DeterminaVarfuriFaraSuccesori(graf)</text:p>
      <text:p text:style-name="Preformatted_20_Text"><text:s text:c="4"/>varfuriFaraPredecesori ← DeterminaVarfuriFaraPredecesori(graf)</text:p>
      <text:p text:style-name="P14"><text:s text:c="4"/>daca varfuriFaraSuccesori.Length <text:span text:style-name="T13">≠ </text:span>1 sau varfuriFaraPredecesori <text:span text:style-name="T13">≠ </text:span>1</text:p>
      <text:p text:style-name="P14"><text:s text:c="9"/>sau not EConex(graf) atunci</text:p>
      <text:p text:style-name="Preformatted_20_Text"><text:s text:c="8"/>DeterminaTaieturaDeCapacitateMinima ← -inf</text:p>
      <text:p text:style-name="Preformatted_20_Text"><text:s text:c="8"/>stop</text:p>
      <text:p text:style-name="Preformatted_20_Text"><text:s text:c="4"/>sfarsit daca</text:p>
      <text:p text:style-name="Preformatted_20_Text"><text:s text:c="4"/><text:span text:style-name="T26">sursa ← varfuriFaraPredecesori.Primul</text:span></text:p>
      <text:p text:style-name="Preformatted_20_Text"><text:s text:c="4"/><text:span text:style-name="T26">destinatie ← varfuriFaraSucesori.Primul</text:span></text:p>
      <text:p text:style-name="Preformatted_20_Text"><text:span text:style-name="T26"><text:s text:c="4"/>flux ← 0</text:span></text:p>
      <text:p text:style-name="Preformatted_20_Text"><text:span text:style-name="T26"><text:s text:c="4"/>drum ← DeterminaDrum(graf, sursa, destinatie)</text:span></text:p>
      <text:p text:style-name="Preformatted_20_Text"><text:span text:style-name="T26"><text:s text:c="4"/>repeta</text:span></text:p>
      <text:p text:style-name="Preformatted_20_Text"><text:span text:style-name="T26"><text:s text:c="8"/>min ← +inf</text:span></text:p>
      <text:p text:style-name="Preformatted_20_Text"><text:span text:style-name="T26"><text:s text:c="8"/>pentru fiecare varf din drum \ { drum.Ultimul } executa</text:span></text:p>
      <text:p text:style-name="P30"><text:span text:style-name="T26"><text:s text:c="12"/>capacitateActuala ← graf.Gaseste(varf)</text:span></text:p>
      <text:p text:style-name="P30"><text:span text:style-name="T26"><text:s text:c="36"/>.Gaseste(varf.Urmator)</text:span></text:p>
      <text:p text:style-name="P30"><text:span text:style-name="T26"><text:s text:c="36"/>.Capacitate</text:span></text:p>
      <text:p text:style-name="Preformatted_20_Text"><text:span text:style-name="T26"><text:s text:c="12"/>daca min &gt; capacitateActuala atunci</text:span></text:p>
      <text:p text:style-name="Preformatted_20_Text"><text:span text:style-name="T26"><text:s text:c="16"/>min ← capacitateActuala</text:span></text:p>
      <text:p text:style-name="Preformatted_20_Text"><text:span text:style-name="T26"><text:s text:c="12"/>sfarsit daca</text:span></text:p>
      <text:p text:style-name="P24"><text:span text:style-name="T26"><text:s text:c="8"/>sfarsit pentru</text:span></text:p>
      <text:p text:style-name="P24"><text:span text:style-name="T26"><text:s text:c="8"/>pentru fiecare varf din drum \ { drum.Ultimul } executa</text:span></text:p>
      <text:p text:style-name="P11"><text:span text:style-name="T26"><text:s text:c="12"/>capacitateActuala ← graf.Gaseste(varf).Gaseste(varf.Urmator)</text:span></text:p>
      <text:p text:style-name="P13"><text:span text:style-name="T26"><text:s text:c="12"/>ramas ← (capacitateActuala – min)</text:span></text:p>
      <text:p text:style-name="P13"><text:span text:style-name="T26"><text:s text:c="12"/>daca ramas = 0 atunci</text:span></text:p>
      <text:p text:style-name="P13"><text:span text:style-name="T26"><text:s text:c="16"/>graf.Gaseste(varf).Elimina(varf.Urmator)</text:span></text:p>
      <text:p text:style-name="P13"><text:span text:style-name="T26"><text:s text:c="12"/>altfel</text:span></text:p>
      <text:p text:style-name="P12"><text:span text:style-name="T26"><text:s text:c="16"/>graf.Gaseste(varf).Gaseste(varf.Urmator).Capacitate ← ramas</text:span></text:p>
      <text:p text:style-name="P12"><text:span text:style-name="T26"><text:s text:c="12"/>sfarsit daca</text:span></text:p>
      <text:p text:style-name="P11"><text:span text:style-name="T26"><text:s text:c="8"/>sfarsit pentru</text:span></text:p>
      <text:p text:style-name="P11"><text:span text:style-name="T26"><text:s text:c="8"/>flux ← flux + min</text:span></text:p>
      <text:p text:style-name="Preformatted_20_Text"><text:span text:style-name="T26"><text:s text:c="8"/>drum ← DeterminaDrum(graf, sursa, destinatie)</text:span></text:p>
      <text:p text:style-name="Preformatted_20_Text"><text:span text:style-name="T26"><text:s text:c="4"/>panacand drum.Length = 0</text:span></text:p>
      <text:p text:style-name="P15"><text:span text:style-name="T26"><text:s text:c="4"/>DeterminaTaieturaDeCapacitateMinima ← flux</text:span></text:p>
      <text:p text:style-name="P16"><text:span text:style-name="T26">s</text:span>farsit functie</text:p>
      <text:p text:style-name="P16"/>
      <text:p text:style-name="P25">functie DeterminaDrum(graf, sursa, destinatie)</text:p>
      <text:p text:style-name="P25"><text:s text:c="4"/><text:span text:style-name="T31">drum ← CreazaLista()</text:span></text:p>
      <text:p text:style-name="P25"><text:span text:style-name="T31"><text:s text:c="4"/>drum.Adauga(sursa)</text:span></text:p>
      <text:p text:style-name="P25"><text:span text:style-name="T31"><text:s text:c="4"/>ultimul ← sursa</text:span></text:p>
      <text:p text:style-name="P28"><text:span text:style-name="T31"><text:s text:c="4"/>cattimp exista varf </text:span><text:span text:style-name="T15">∈</text:span><text:span text:style-name="T31"> graf[ultimul] nevizitat</text:span></text:p>
      <text:p text:style-name="P28"><text:span text:style-name="T31"><text:s text:c="12"/>sau ultimul = destinatie executa</text:span></text:p>
      <text:p text:style-name="P27"><text:soft-page-break/><text:span text:style-name="T31"><text:s text:c="8"/>drum.Adauga(varf </text:span><text:span text:style-name="T15">∈</text:span><text:span text:style-name="T31"> graf[ultimul] nevizitat</text:span></text:p>
      <text:p text:style-name="P27"><text:span text:style-name="T31"><text:s text:c="8"/>ultimul ← drum.Ultimul</text:span></text:p>
      <text:p text:style-name="P26"><text:span text:style-name="T31"><text:s text:c="4"/>sfarsit cattimp</text:span></text:p>
      <text:p text:style-name="P25"><text:s text:c="4"/><text:span text:style-name="T32">daca ultimul = destinatie atunci</text:span></text:p>
      <text:p text:style-name="P29"><text:span text:style-name="T32"><text:s text:c="8"/></text:span>DeterminaDrum <text:span text:style-name="T33">← drum</text:span></text:p>
      <text:p text:style-name="P29"><text:span text:style-name="T33"><text:s text:c="4"/>altfel</text:span></text:p>
      <text:p text:style-name="P29"><text:span text:style-name="T33"><text:s text:c="8"/>DeterminaDrum ← CreazaLista()</text:span></text:p>
      <text:p text:style-name="P29"><text:span text:style-name="T33"><text:s text:c="4"/>sfarsit daca</text:span></text:p>
      <text:p text:style-name="P25">sfarsit functie</text:p>
      <text:h text:style-name="P8" text:outline-level="1">Demostrarea corectitudinii</text:h>
      <text:p text:style-name="P32"><text:span text:style-name="T2">Algoritmul</text:span><text:span text:style-name="T1"> este preluat din curs, se considera ca fiind corect.</text:span></text:p>
      <text:h text:style-name="Heading_20_1" text:outline-level="1"><text:span text:style-name="T34">Cod sursa (C#)</text:span></text:h>
      <text:p text:style-name="Preformatted_20_Text"><text:span text:style-name="T35">using</text:span><text:span text:style-name="T39"> System;</text:span></text:p>
      <text:p text:style-name="Preformatted_20_Text"><text:span text:style-name="T36">using</text:span><text:span text:style-name="T11"> System.Collections.Generic;</text:span></text:p>
      <text:p text:style-name="Preformatted_20_Text"><text:span text:style-name="T36">using</text:span><text:span text:style-name="T11"> System.Linq;</text:span></text:p>
      <text:p text:style-name="Preformatted_20_Text"><text:span text:style-name="T36">namespace</text:span><text:span text:style-name="T11"> AlgoritmicaGrafelor.Laborator6.Taietura</text:span></text:p>
      <text:p text:style-name="Preformatted_20_Text"><text:span text:style-name="T11">{</text:span></text:p>
      <text:p text:style-name="Preformatted_20_Text"><text:span text:style-name="T11"><text:s text:c="4"/></text:span><text:span text:style-name="T36">public</text:span><text:span text:style-name="T11"> </text:span><text:span text:style-name="T36">static</text:span><text:span text:style-name="T11"> </text:span><text:span text:style-name="T36">class</text:span><text:span text:style-name="T11"> </text:span><text:span text:style-name="T7">Taietura</text:span></text:p>
      <text:p text:style-name="Preformatted_20_Text"><text:span text:style-name="T11"><text:s text:c="4"/>{</text:span></text:p>
      <text:p text:style-name="Preformatted_20_Text"><text:span text:style-name="T11"><text:s text:c="8"/></text:span><text:span text:style-name="T36">public</text:span><text:span text:style-name="T11"> </text:span><text:span text:style-name="T36">static</text:span><text:span text:style-name="T11"> </text:span><text:span text:style-name="T36">double</text:span><text:span text:style-name="T11"> CapacitateMinima(</text:span><text:span text:style-name="T7">IReadOnlyList</text:span><text:span text:style-name="T11">&lt;</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gt; graf)</text:span></text:p>
      <text:p text:style-name="Preformatted_20_Text"><text:span text:style-name="T11"><text:s text:c="8"/>{</text:span></text:p>
      <text:p text:style-name="Preformatted_20_Text"><text:span text:style-name="T11"><text:s text:c="12"/></text:span><text:span text:style-name="T36">if</text:span><text:span text:style-name="T11"> (graf == </text:span><text:span text:style-name="T36">null</text:span><text:span text:style-name="T11">)</text:span></text:p>
      <text:p text:style-name="Preformatted_20_Text"><text:span text:style-name="T11"><text:s text:c="16"/></text:span><text:span text:style-name="T36">throw</text:span><text:span text:style-name="T11"> </text:span><text:span text:style-name="T36">new</text:span><text:span text:style-name="T11"> </text:span><text:span text:style-name="T7">ArgumentNullException</text:span><text:span text:style-name="T11">(</text:span><text:span text:style-name="T38">"graf"</text:span><text:span text:style-name="T11">);</text:span></text:p>
      <text:p text:style-name="Preformatted_20_Text"><text:span text:style-name="T11"><text:s text:c="12"/></text:span><text:span text:style-name="T7">I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 grafulEcarturilor = </text:span><text:span text:style-name="T36">new</text:span><text:span text:style-name="T11"> </text:span><text:span text:style-name="T7">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graf.Select(listaSuccesori =&gt; (</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listaSuccesori.ToList()));</text:span></text:p>
      <text:p text:style-name="Preformatted_20_Text"><text:span text:style-name="T11"><text:s text:c="12"/></text:span><text:span text:style-name="T7">IReadOnlyCollection</text:span><text:span text:style-name="T11">&lt;</text:span><text:span text:style-name="T36">int</text:span><text:span text:style-name="T11">&gt; varfuriFaraSuccesori = _DeterminaVarfuriFaraSuccesori(grafulEcarturilor);</text:span></text:p>
      <text:p text:style-name="Preformatted_20_Text"><text:span text:style-name="T11"><text:s text:c="12"/></text:span><text:span text:style-name="T7">IReadOnlyCollection</text:span><text:span text:style-name="T11">&lt;</text:span><text:span text:style-name="T36">int</text:span><text:span text:style-name="T11">&gt; varfuriFaraPredecesori = _DeterminaVarfuriFaraPredecesori(grafulEcarturilor);</text:span></text:p>
      <text:p text:style-name="Preformatted_20_Text"><text:span text:style-name="T11"><text:s text:c="12"/></text:span><text:span text:style-name="T36">if</text:span><text:span text:style-name="T11"> (varfuriFaraSuccesori.Count != 1 || varfuriFaraPredecesori.Count != 1 || !_EConex(grafulEcarturilor))</text:span></text:p>
      <text:p text:style-name="Preformatted_20_Text"><text:span text:style-name="T11"><text:s text:c="16"/></text:span><text:span text:style-name="T36">return</text:span><text:span text:style-name="T11"> </text:span><text:span text:style-name="T36">double</text:span><text:span text:style-name="T11">.NegativeInfinity;</text:span></text:p>
      <text:p text:style-name="Preformatted_20_Text"><text:span text:style-name="T11"><text:s text:c="12"/></text:span><text:span text:style-name="T36">int</text:span><text:span text:style-name="T11"> sursa = varfuriFaraPredecesori.First();</text:span></text:p>
      <text:p text:style-name="Preformatted_20_Text"><text:span text:style-name="T11"><text:s text:c="12"/></text:span><text:span text:style-name="T36">int</text:span><text:span text:style-name="T11"> destinatie = varfuriFaraSuccesori.First();</text:span></text:p>
      <text:p text:style-name="Preformatted_20_Text"><text:span text:style-name="T11"><text:s text:c="12"/></text:span><text:span text:style-name="T36">double</text:span><text:span text:style-name="T11"> flux = 0;</text:span></text:p>
      <text:p text:style-name="Preformatted_20_Text"><text:span text:style-name="T11"><text:s text:c="12"/></text:span><text:span text:style-name="T7">IReadOnlyList</text:span><text:span text:style-name="T11">&lt;</text:span><text:span text:style-name="T7">Tuple</text:span><text:span text:style-name="T11">&lt;</text:span><text:span text:style-name="T36">int</text:span><text:span text:style-name="T11">, </text:span><text:span text:style-name="T36">double</text:span><text:span text:style-name="T11">&gt;&gt; drum = _DeterminaDrum(grafulEcarturilor, sursa, destinatie);</text:span></text:p>
      <text:p text:style-name="Preformatted_20_Text"><text:span text:style-name="T11"><text:s text:c="12"/></text:span><text:span text:style-name="T36">do</text:span></text:p>
      <text:p text:style-name="Preformatted_20_Text"><text:span text:style-name="T11"><text:s text:c="12"/>{</text:span></text:p>
      <text:p text:style-name="Preformatted_20_Text"><text:span text:style-name="T11"><text:s text:c="16"/></text:span><text:span text:style-name="T36">double</text:span><text:span text:style-name="T11"> min = drum.Min(varf =&gt; varf.Item2);</text:span></text:p>
      <text:p text:style-name="Preformatted_20_Text"><text:span text:style-name="T11"><text:s text:c="16"/></text:span><text:span text:style-name="T36">for</text:span><text:span text:style-name="T11"> (</text:span><text:span text:style-name="T36">int</text:span><text:span text:style-name="T11"> indexVarf = 0, varfPrecedent = sursa; indexVarf &lt; drum.Count; indexVarf++)</text:span></text:p>
      <text:p text:style-name="Preformatted_20_Text"><text:span text:style-name="T11"><text:s text:c="16"/>{</text:span></text:p>
      <text:p text:style-name="Preformatted_20_Text"><text:span text:style-name="T11"><text:s text:c="20"/></text:span><text:span text:style-name="T7">Tuple</text:span><text:span text:style-name="T11">&lt;</text:span><text:span text:style-name="T36">int</text:span><text:span text:style-name="T11">, </text:span><text:span text:style-name="T36">double</text:span><text:span text:style-name="T11">&gt; varf = grafulEcarturilor[varfPrecedent].First(v =&gt; (v == drum[indexVarf]));</text:span></text:p>
      <text:p text:style-name="Preformatted_20_Text"><text:span text:style-name="T11"><text:s text:c="20"/></text:span><text:span text:style-name="T36">double</text:span><text:span text:style-name="T11"> capacitateActuala = (varf.Item2 - min);</text:span></text:p>
      <text:p text:style-name="Preformatted_20_Text"><text:span text:style-name="T11"><text:s text:c="20"/>grafulEcarturilor[varfPrecedent].Remove(varf);</text:span></text:p>
      <text:p text:style-name="Preformatted_20_Text"><text:span text:style-name="T11"><text:s text:c="20"/></text:span><text:span text:style-name="T36">if</text:span><text:span text:style-name="T11"> (capacitateActuala &gt; 0)</text:span></text:p>
      <text:p text:style-name="Preformatted_20_Text"><text:span text:style-name="T11"><text:s text:c="24"/>grafulEcarturilor[varfPrecedent].Add(</text:span><text:span text:style-name="T7">Tuple</text:span><text:span text:style-name="T11">.Create(varf.Item1, capacitateActuala));</text:span></text:p>
      <text:p text:style-name="Preformatted_20_Text"><text:span text:style-name="T11"><text:s text:c="20"/>varfPrecedent = drum[indexVarf].Item1;</text:span></text:p>
      <text:p text:style-name="Preformatted_20_Text"><text:span text:style-name="T11"><text:s text:c="16"/>}</text:span></text:p>
      <text:p text:style-name="Preformatted_20_Text"><text:span text:style-name="T11"><text:s text:c="16"/>flux += min;</text:span></text:p>
      <text:p text:style-name="Preformatted_20_Text"><text:soft-page-break/><text:span text:style-name="T11"><text:s text:c="16"/>drum = _DeterminaDrum(grafulEcarturilor, sursa, destinatie);</text:span></text:p>
      <text:p text:style-name="Preformatted_20_Text"><text:span text:style-name="T11"><text:s text:c="12"/>} </text:span><text:span text:style-name="T36">while</text:span><text:span text:style-name="T11"> (drum.Count &gt; 0);</text:span></text:p>
      <text:p text:style-name="Preformatted_20_Text"><text:span text:style-name="T11"><text:s text:c="12"/></text:span><text:span text:style-name="T36">return</text:span><text:span text:style-name="T11"> flux;</text:span></text:p>
      <text:p text:style-name="Preformatted_20_Text"><text:span text:style-name="T11"><text:s text:c="8"/>}</text:span></text:p>
      <text:p text:style-name="Preformatted_20_Text"><text:span text:style-name="T11"><text:s text:c="8"/></text:span><text:span text:style-name="T36">private</text:span><text:span text:style-name="T11"> </text:span><text:span text:style-name="T36">static</text:span><text:span text:style-name="T11"> </text:span><text:span text:style-name="T7">IReadOnlyCollection</text:span><text:span text:style-name="T11">&lt;</text:span><text:span text:style-name="T36">int</text:span><text:span text:style-name="T11">&gt; _DeterminaVarfuriFaraPredecesori(</text:span><text:span text:style-name="T7">I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 graf)</text:span></text:p>
      <text:p text:style-name="Preformatted_20_Text"><text:span text:style-name="T11"><text:s text:c="8"/>{</text:span></text:p>
      <text:p text:style-name="Preformatted_20_Text"><text:span text:style-name="T11"><text:s text:c="12"/></text:span><text:span text:style-name="T7">ISet</text:span><text:span text:style-name="T11">&lt;</text:span><text:span text:style-name="T36">int</text:span><text:span text:style-name="T11">&gt; multime = </text:span><text:span text:style-name="T36">new</text:span><text:span text:style-name="T11"> </text:span><text:span text:style-name="T7">HashSet</text:span><text:span text:style-name="T11">&lt;</text:span><text:span text:style-name="T36">int</text:span><text:span text:style-name="T11">&gt;();</text:span></text:p>
      <text:p text:style-name="Preformatted_20_Text"><text:span text:style-name="T11"><text:s text:c="12"/></text:span><text:span text:style-name="T36">for</text:span><text:span text:style-name="T11"> (</text:span><text:span text:style-name="T36">int</text:span><text:span text:style-name="T11"> i = 0; i &lt; graf.Count; i++)</text:span></text:p>
      <text:p text:style-name="Preformatted_20_Text"><text:span text:style-name="T11"><text:s text:c="16"/>multime.Add(i);</text:span></text:p>
      <text:p text:style-name="Preformatted_20_Text"><text:span text:style-name="T11"><text:s text:c="12"/></text:span><text:span text:style-name="T36">for</text:span><text:span text:style-name="T11"> (</text:span><text:span text:style-name="T36">int</text:span><text:span text:style-name="T11"> i = 0; i &lt; graf.Count; i++)</text:span></text:p>
      <text:p text:style-name="Preformatted_20_Text"><text:span text:style-name="T11"><text:s text:c="16"/>multime = </text:span><text:span text:style-name="T36">new</text:span><text:span text:style-name="T11"> </text:span><text:span text:style-name="T7">HashSet</text:span><text:span text:style-name="T11">&lt;</text:span><text:span text:style-name="T36">int</text:span><text:span text:style-name="T11">&gt;(multime.Except(graf[i].Select(succesor =&gt; succesor.Item1)));</text:span></text:p>
      <text:p text:style-name="Preformatted_20_Text"><text:span text:style-name="T11"><text:s text:c="12"/></text:span><text:span text:style-name="T36">return</text:span><text:span text:style-name="T11"> multime.ToList();</text:span></text:p>
      <text:p text:style-name="Preformatted_20_Text"><text:span text:style-name="T11"><text:s text:c="8"/>}</text:span></text:p>
      <text:p text:style-name="Preformatted_20_Text"><text:span text:style-name="T11"><text:s text:c="8"/></text:span><text:span text:style-name="T36">private</text:span><text:span text:style-name="T11"> </text:span><text:span text:style-name="T36">static</text:span><text:span text:style-name="T11"> </text:span><text:span text:style-name="T7">IReadOnlyCollection</text:span><text:span text:style-name="T11">&lt;</text:span><text:span text:style-name="T36">int</text:span><text:span text:style-name="T11">&gt; _DeterminaVarfuriFaraSuccesori(</text:span><text:span text:style-name="T7">I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 graf)</text:span></text:p>
      <text:p text:style-name="Preformatted_20_Text"><text:span text:style-name="T11"><text:s text:c="8"/>{</text:span></text:p>
      <text:p text:style-name="Preformatted_20_Text"><text:span text:style-name="T11"><text:s text:c="12"/></text:span><text:span text:style-name="T7">ISet</text:span><text:span text:style-name="T11">&lt;</text:span><text:span text:style-name="T36">int</text:span><text:span text:style-name="T11">&gt; multime = </text:span><text:span text:style-name="T36">new</text:span><text:span text:style-name="T11"> </text:span><text:span text:style-name="T7">HashSet</text:span><text:span text:style-name="T11">&lt;</text:span><text:span text:style-name="T36">int</text:span><text:span text:style-name="T11">&gt;();</text:span></text:p>
      <text:p text:style-name="Preformatted_20_Text"><text:span text:style-name="T11"><text:s text:c="12"/></text:span><text:span text:style-name="T36">for</text:span><text:span text:style-name="T11"> (</text:span><text:span text:style-name="T36">int</text:span><text:span text:style-name="T11"> i = 0; i &lt; graf.Count; i++)</text:span></text:p>
      <text:p text:style-name="Preformatted_20_Text"><text:span text:style-name="T11"><text:s text:c="16"/></text:span><text:span text:style-name="T36">if</text:span><text:span text:style-name="T11"> (graf[i].Count == 0)</text:span></text:p>
      <text:p text:style-name="Preformatted_20_Text"><text:span text:style-name="T11"><text:s text:c="20"/>multime.Add(i);</text:span></text:p>
      <text:p text:style-name="Preformatted_20_Text"><text:span text:style-name="T11"><text:s text:c="12"/></text:span><text:span text:style-name="T36">return</text:span><text:span text:style-name="T11"> multime.ToList();</text:span></text:p>
      <text:p text:style-name="Preformatted_20_Text"><text:span text:style-name="T11"><text:s text:c="8"/>}</text:span></text:p>
      <text:p text:style-name="Preformatted_20_Text"><text:span text:style-name="T11"><text:s text:c="8"/></text:span><text:span text:style-name="T36">private</text:span><text:span text:style-name="T11"> </text:span><text:span text:style-name="T36">static</text:span><text:span text:style-name="T11"> </text:span><text:span text:style-name="T36">bool</text:span><text:span text:style-name="T11"> _EConex(</text:span><text:span text:style-name="T7">I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 graf)</text:span></text:p>
      <text:p text:style-name="Preformatted_20_Text"><text:span text:style-name="T11"><text:s text:c="8"/>{</text:span></text:p>
      <text:p text:style-name="Preformatted_20_Text"><text:span text:style-name="T11"><text:s text:c="12"/></text:span><text:span text:style-name="T36">if</text:span><text:span text:style-name="T11"> (graf.Count == 0)</text:span></text:p>
      <text:p text:style-name="Preformatted_20_Text"><text:span text:style-name="T11"><text:s text:c="16"/></text:span><text:span text:style-name="T36">return</text:span><text:span text:style-name="T11"> </text:span><text:span text:style-name="T36">true</text:span><text:span text:style-name="T11">;</text:span></text:p>
      <text:p text:style-name="Preformatted_20_Text"><text:span text:style-name="T11"><text:s text:c="12"/></text:span><text:span text:style-name="T7">ISet</text:span><text:span text:style-name="T11">&lt;</text:span><text:span text:style-name="T36">int</text:span><text:span text:style-name="T11">&gt; multime = </text:span><text:span text:style-name="T36">new</text:span><text:span text:style-name="T11"> </text:span><text:span text:style-name="T7">HashSet</text:span><text:span text:style-name="T11">&lt;</text:span><text:span text:style-name="T36">int</text:span><text:span text:style-name="T11">&gt;(graf[0].Select(succesor =&gt; succesor.Item1));</text:span></text:p>
      <text:p text:style-name="Preformatted_20_Text"><text:span text:style-name="T11"><text:s text:c="12"/></text:span><text:span text:style-name="T36">for</text:span><text:span text:style-name="T11"> (</text:span><text:span text:style-name="T36">int</text:span><text:span text:style-name="T11"> i = 1; i &lt; graf.Count; i++)</text:span></text:p>
      <text:p text:style-name="Preformatted_20_Text"><text:span text:style-name="T11"><text:s text:c="16"/>multime = </text:span><text:span text:style-name="T36">new</text:span><text:span text:style-name="T11"> </text:span><text:span text:style-name="T7">HashSet</text:span><text:span text:style-name="T11">&lt;</text:span><text:span text:style-name="T36">int</text:span><text:span text:style-name="T11">&gt;(multime.Union(graf[1].Select(succesor =&gt; succesor.Item1)));</text:span></text:p>
      <text:p text:style-name="Preformatted_20_Text"><text:span text:style-name="T11"><text:s text:c="12"/></text:span><text:span text:style-name="T36">return</text:span><text:span text:style-name="T11"> (multime.Count(varf =&gt; (varf &gt;= graf.Count)) == 0);</text:span></text:p>
      <text:p text:style-name="Preformatted_20_Text"><text:span text:style-name="T11"><text:s text:c="8"/>}</text:span></text:p>
      <text:p text:style-name="Preformatted_20_Text"><text:span text:style-name="T11"><text:s text:c="8"/></text:span><text:span text:style-name="T36">private</text:span><text:span text:style-name="T11"> </text:span><text:span text:style-name="T36">static</text:span><text:span text:style-name="T11"> </text:span><text:span text:style-name="T7">IReadOnlyList</text:span><text:span text:style-name="T11">&lt;</text:span><text:span text:style-name="T7">Tuple</text:span><text:span text:style-name="T11">&lt;</text:span><text:span text:style-name="T36">int</text:span><text:span text:style-name="T11">, </text:span><text:span text:style-name="T36">double</text:span><text:span text:style-name="T11">&gt;&gt; _DeterminaDrum(</text:span><text:span text:style-name="T7">IList</text:span><text:span text:style-name="T11">&lt;</text:span><text:span text:style-name="T7">IList</text:span><text:span text:style-name="T11">&lt;</text:span><text:span text:style-name="T7">Tuple</text:span><text:span text:style-name="T11">&lt;</text:span><text:span text:style-name="T36">int</text:span><text:span text:style-name="T11">, </text:span><text:span text:style-name="T36">double</text:span><text:span text:style-name="T11">&gt;&gt;&gt; graf, </text:span><text:span text:style-name="T36">int</text:span><text:span text:style-name="T11"> sursa, </text:span><text:span text:style-name="T36">int</text:span><text:span text:style-name="T11"> destinatie)</text:span></text:p>
      <text:p text:style-name="Preformatted_20_Text"><text:span text:style-name="T11"><text:s text:c="8"/>{</text:span></text:p>
      <text:p text:style-name="Preformatted_20_Text"><text:span text:style-name="T11"><text:s text:c="12"/></text:span><text:span text:style-name="T7">List</text:span><text:span text:style-name="T11">&lt;</text:span><text:span text:style-name="T7">Tuple</text:span><text:span text:style-name="T11">&lt;</text:span><text:span text:style-name="T36">int</text:span><text:span text:style-name="T11">, </text:span><text:span text:style-name="T36">double</text:span><text:span text:style-name="T11">&gt;&gt; drum = </text:span><text:span text:style-name="T36">new</text:span><text:span text:style-name="T11"> </text:span><text:span text:style-name="T7">List</text:span><text:span text:style-name="T11">&lt;</text:span><text:span text:style-name="T7">Tuple</text:span><text:span text:style-name="T11">&lt;</text:span><text:span text:style-name="T36">int</text:span><text:span text:style-name="T11">, </text:span><text:span text:style-name="T36">double</text:span><text:span text:style-name="T11">&gt;&gt;();</text:span></text:p>
      <text:p text:style-name="Preformatted_20_Text"><text:span text:style-name="T11"><text:s text:c="12"/></text:span><text:span text:style-name="T36">int</text:span><text:span text:style-name="T11"> candidat = sursa;</text:span></text:p>
      <text:p text:style-name="Preformatted_20_Text"><text:span text:style-name="T11"><text:s text:c="12"/></text:span><text:span text:style-name="T36">while</text:span><text:span text:style-name="T11"> (candidat != destinatie &amp;&amp;</text:span></text:p>
      <text:p text:style-name="Preformatted_20_Text"><text:span text:style-name="T11"><text:s text:c="19"/>graf[candidat].Except(drum).FirstOrDefault() != </text:span><text:span text:style-name="T36">null</text:span><text:span text:style-name="T11">)</text:span></text:p>
      <text:p text:style-name="Preformatted_20_Text"><text:span text:style-name="T11"><text:s text:c="12"/>{</text:span></text:p>
      <text:p text:style-name="Preformatted_20_Text"><text:span text:style-name="T11"><text:s text:c="16"/></text:span><text:span text:style-name="T7">Tuple</text:span><text:span text:style-name="T11">&lt;</text:span><text:span text:style-name="T36">int</text:span><text:span text:style-name="T11">, </text:span><text:span text:style-name="T36">double</text:span><text:span text:style-name="T11">&gt; ultimulVarf = graf[candidat].Except(drum).First();</text:span></text:p>
      <text:p text:style-name="Preformatted_20_Text"><text:span text:style-name="T11"><text:s text:c="16"/>drum.Add(ultimulVarf);</text:span></text:p>
      <text:p text:style-name="Preformatted_20_Text"><text:span text:style-name="T11"><text:s text:c="16"/>candidat = ultimulVarf.Item1;</text:span></text:p>
      <text:p text:style-name="Preformatted_20_Text"><text:span text:style-name="T11"><text:s text:c="12"/>}</text:span></text:p>
      <text:p text:style-name="Preformatted_20_Text"><text:span text:style-name="T11"><text:s text:c="12"/></text:span><text:span text:style-name="T36">if</text:span><text:span text:style-name="T11"> (drum.Count &gt; 0 &amp;&amp; drum.Last().Item1 != destinatie)</text:span></text:p>
      <text:p text:style-name="Preformatted_20_Text"><text:span text:style-name="T11"><text:s text:c="16"/>drum.Clear();</text:span></text:p>
      <text:p text:style-name="Preformatted_20_Text"><text:span text:style-name="T11"><text:s text:c="12"/></text:span><text:span text:style-name="T36">return</text:span><text:span text:style-name="T11"> drum;</text:span></text:p>
      <text:p text:style-name="Preformatted_20_Text"><text:span text:style-name="T11"><text:s text:c="8"/>}</text:span></text:p>
      <text:p text:style-name="Preformatted_20_Text"><text:span text:style-name="T11"><text:s text:c="4"/>}</text:span></text:p>
      <text:p text:style-name="Preformatted_20_Text"><text:span text:style-name="T11">}</text:span></text:p>
      <text:h text:style-name="P9" text:outline-level="1"/>
      <text:h text:style-name="P10" text:outline-level="1">Date de test</text:h>
      <text:p text:style-name="Preformatted_20_Text"><text:span text:style-name="T35">using</text:span><text:span text:style-name="T39"> System;</text:span></text:p>
      <text:p text:style-name="Preformatted_20_Text"><text:span text:style-name="T36">using</text:span><text:span text:style-name="T11"> System.Collections.Generic;</text:span></text:p>
      <text:p text:style-name="Preformatted_20_Text"><text:span text:style-name="T36">using</text:span><text:span text:style-name="T11"> Microsoft.VisualStudio.TestTools.UnitTesting;</text:span></text:p>
      <text:p text:style-name="Preformatted_20_Text"><text:span text:style-name="T36">namespace</text:span><text:span text:style-name="T11"> AlgoritmicaGrafelor.Laborator6.Taietura.Tests</text:span></text:p>
      <text:p text:style-name="Preformatted_20_Text"><text:span text:style-name="T11">{</text:span></text:p>
      <text:p text:style-name="Preformatted_20_Text"><text:span text:style-name="T11"><text:s text:c="4"/>[</text:span><text:span text:style-name="T7">TestClass</text:span><text:span text:style-name="T11">]</text:span></text:p>
      <text:p text:style-name="Preformatted_20_Text"><text:span text:style-name="T11"><text:s text:c="4"/></text:span><text:span text:style-name="T36">public</text:span><text:span text:style-name="T11"> </text:span><text:span text:style-name="T36">class</text:span><text:span text:style-name="T11"> </text:span><text:span text:style-name="T7">CapacitateMinima</text:span></text:p>
      <text:p text:style-name="Preformatted_20_Text"><text:span text:style-name="T11"><text:s text:c="4"/>{</text:span></text:p>
      <text:p text:style-name="Preformatted_20_Text"><text:span text:style-name="T11"><text:s text:c="8"/></text:span><text:span text:style-name="T7">IReadOnlyList</text:span><text:span text:style-name="T11">&lt;</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gt; _grafCuDouaVarfuri = </text:span><text:span text:style-name="T36">new</text:span><text:span text:style-name="T11">[]</text:span></text:p>
      <text:p text:style-name="Preformatted_20_Text"><text:span text:style-name="T11"><text:s text:c="8"/>{</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1, 1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text:span><text:span text:style-name="T7">Tuple</text:span><text:span text:style-name="T11">&lt;</text:span><text:span text:style-name="T36">int</text:span><text:span text:style-name="T11">, </text:span><text:span text:style-name="T36">double</text:span><text:span text:style-name="T11">&gt;[0]</text:span></text:p>
      <text:p text:style-name="Preformatted_20_Text"><text:span text:style-name="T11"><text:s text:c="8"/>};</text:span></text:p>
      <text:p text:style-name="Preformatted_20_Text"><text:span text:style-name="T11"><text:s text:c="8"/></text:span><text:span text:style-name="T7">IReadOnlyList</text:span><text:span text:style-name="T11">&lt;</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gt; _grafCuPatruVarfuriSiDouaDrumuriDeLaSursaLadestinatie = </text:span><text:span text:style-name="T36">new</text:span><text:span text:style-name="T11">[]</text:span></text:p>
      <text:p text:style-name="Preformatted_20_Text"><text:span text:style-name="T11"><text:s text:c="8"/>{</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1, 1d), </text:span><text:span text:style-name="T7">Tuple</text:span><text:span text:style-name="T11">.Create(2, 2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3, 3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3, 3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text:span><text:span text:style-name="T7">Tuple</text:span><text:span text:style-name="T11">&lt;</text:span><text:span text:style-name="T36">int</text:span><text:span text:style-name="T11">, </text:span><text:span text:style-name="T36">double</text:span><text:span text:style-name="T11">&gt;[0]</text:span></text:p>
      <text:p text:style-name="Preformatted_20_Text"><text:span text:style-name="T11"><text:s text:c="8"/>};</text:span></text:p>
      <text:p text:style-name="Preformatted_20_Text"><text:span text:style-name="T11"><text:s text:c="8"/></text:span><text:span text:style-name="T7">IReadOnlyList</text:span><text:span text:style-name="T11">&lt;</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gt; _grafCuCinciVarfuriSiCircuit = </text:span><text:span text:style-name="T36">new</text:span><text:span text:style-name="T11">[]</text:span></text:p>
      <text:p text:style-name="Preformatted_20_Text"><text:span text:style-name="T11"><text:s text:c="8"/>{</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1, 1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2, 2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3, 3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 </text:span><text:span text:style-name="T7">Tuple</text:span><text:span text:style-name="T11">.Create(1, 1d), </text:span><text:span text:style-name="T7">Tuple</text:span><text:span text:style-name="T11">.Create(4, 4d) }),</text:span></text:p>
      <text:p text:style-name="Preformatted_20_Text"><text:span text:style-name="T11"><text:s text:c="12"/>(</text:span><text:span text:style-name="T7">IReadOnlyCollection</text:span><text:span text:style-name="T11">&lt;</text:span><text:span text:style-name="T7">Tuple</text:span><text:span text:style-name="T11">&lt;</text:span><text:span text:style-name="T36">int</text:span><text:span text:style-name="T11">, </text:span><text:span text:style-name="T36">double</text:span><text:span text:style-name="T11">&gt;&gt;)</text:span><text:span text:style-name="T36">new</text:span><text:span text:style-name="T11"> </text:span><text:span text:style-name="T7">Tuple</text:span><text:span text:style-name="T11">&lt;</text:span><text:span text:style-name="T36">int</text:span><text:span text:style-name="T11">, </text:span><text:span text:style-name="T36">double</text:span><text:span text:style-name="T11">&gt;[0]</text:span></text:p>
      <text:p text:style-name="Preformatted_20_Text"><text:span text:style-name="T11"><text:s text:c="8"/>};</text:span></text:p>
      <text:p text:style-name="Preformatted_20_Text"><text:span text:style-name="T11"><text:s text:c="8"/>[</text:span><text:span text:style-name="T7">TestMethod</text:span><text:span text:style-name="T11">]</text:span></text:p>
      <text:p text:style-name="Preformatted_20_Text"><text:span text:style-name="T11"><text:s text:c="8"/></text:span><text:span text:style-name="T36">public</text:span><text:span text:style-name="T11"> </text:span><text:span text:style-name="T36">void</text:span><text:span text:style-name="T11"> TestGrafCuDouaVarfuri()</text:span></text:p>
      <text:p text:style-name="Preformatted_20_Text"><text:span text:style-name="T11"><text:s text:c="8"/>{</text:span></text:p>
      <text:p text:style-name="Preformatted_20_Text"><text:span text:style-name="T11"><text:s text:c="12"/></text:span><text:span text:style-name="T7">Assert</text:span><text:span text:style-name="T11">.AreEqual(1d, </text:span><text:span text:style-name="T7">Taietura</text:span><text:span text:style-name="T11">.CapacitateMinima(_grafCuDouaVarfuri));</text:span></text:p>
      <text:p text:style-name="Preformatted_20_Text"><text:span text:style-name="T11"><text:s text:c="8"/>}</text:span></text:p>
      <text:p text:style-name="Preformatted_20_Text"><text:span text:style-name="T11"><text:s text:c="8"/>[</text:span><text:span text:style-name="T7">TestMethod</text:span><text:span text:style-name="T11">]</text:span></text:p>
      <text:p text:style-name="Preformatted_20_Text"><text:span text:style-name="T11"><text:s text:c="8"/></text:span><text:span text:style-name="T36">public</text:span><text:span text:style-name="T11"> </text:span><text:span text:style-name="T36">void</text:span><text:span text:style-name="T11"> TestGrafCuPatruVarfuriSiDouaDrumuriDeLaSursaLadestinatie()</text:span></text:p>
      <text:p text:style-name="Preformatted_20_Text"><text:span text:style-name="T11"><text:s text:c="8"/>{</text:span></text:p>
      <text:p text:style-name="Preformatted_20_Text"><text:span text:style-name="T11"><text:s text:c="12"/></text:span><text:span text:style-name="T7">Assert</text:span><text:span text:style-name="T11">.AreEqual(3d, </text:span><text:span text:style-name="T7">Taietura</text:span><text:span text:style-name="T11">.CapacitateMinima(_grafCuPatruVarfuriSiDouaDrumuriDeLaSursaLadestinatie));</text:span></text:p>
      <text:p text:style-name="Preformatted_20_Text"><text:span text:style-name="T11"><text:s text:c="8"/>}</text:span></text:p>
      <text:p text:style-name="Preformatted_20_Text"><text:span text:style-name="T11"><text:s text:c="8"/>[</text:span><text:span text:style-name="T7">TestMethod</text:span><text:span text:style-name="T11">]</text:span></text:p>
      <text:p text:style-name="Preformatted_20_Text"><text:span text:style-name="T11"><text:s text:c="8"/></text:span><text:span text:style-name="T36">public</text:span><text:span text:style-name="T11"> </text:span><text:span text:style-name="T36">void</text:span><text:span text:style-name="T11"> TestGrafCuCinciVarfuriSiCircuit()</text:span></text:p>
      <text:p text:style-name="Preformatted_20_Text"><text:span text:style-name="T11"><text:s text:c="8"/>{</text:span></text:p>
      <text:p text:style-name="Preformatted_20_Text"><text:span text:style-name="T11"><text:s text:c="12"/></text:span><text:span text:style-name="T7">Assert</text:span><text:span text:style-name="T11">.AreEqual(1d, </text:span><text:span text:style-name="T7">Taietura</text:span><text:span text:style-name="T11">.CapacitateMinima(_grafCuCinciVarfuriSiCircuit));</text:span></text:p>
      <text:p text:style-name="Preformatted_20_Text"><text:span text:style-name="T11"><text:s text:c="8"/>}</text:span></text:p>
      <text:p text:style-name="Preformatted_20_Text"><text:span text:style-name="T11"><text:s text:c="4"/>}</text:span></text:p>
      <text:p text:style-name="Preformatted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3</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4-01-09T22:32:21.518000000</dc:date>
    <meta:editing-duration>PT9H35M53S</meta:editing-duration>
    <meta:editing-cycles>673</meta:editing-cycles>
    <meta:generator>LibreOffice/4.1.3.2$Windows_x86 LibreOffice_project/70feb7d99726f064edab4605a8ab840c50ec57a</meta:generator>
    <meta:document-statistic meta:table-count="0" meta:image-count="0" meta:object-count="0" meta:page-count="5" meta:paragraph-count="226" meta:word-count="993" meta:character-count="10920" meta:non-whitespace-character-count="8256"/>
  </office:meta>
</office:document-meta>
</file>